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rsid="00045807" officeooo:paragraph-rsid="00045807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045807" officeooo:paragraph-rsid="00045807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officeooo:rsid="00045807" officeooo:paragraph-rsid="00045807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45807" officeooo:paragraph-rsid="00045807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45807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75bba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5bba" officeooo:paragraph-rsid="00075bb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7072" officeooo:paragraph-rsid="0007707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939c9" officeooo:paragraph-rsid="000939c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af766" officeooo:paragraph-rsid="000af76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c67e6" officeooo:paragraph-rsid="000c67e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414e9" officeooo:paragraph-rsid="001414e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603c0" officeooo:paragraph-rsid="001603c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048d" officeooo:paragraph-rsid="001a048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ab8e" officeooo:paragraph-rsid="001aab8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1c8c3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0869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8f82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0a1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3f36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528b5" officeooo:paragraph-rsid="003528b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80111" officeooo:paragraph-rsid="0038011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dee14" officeooo:paragraph-rsid="003dee1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eb60c" officeooo:paragraph-rsid="003eb60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07b9a" officeooo:paragraph-rsid="00407b9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1dc31" officeooo:paragraph-rsid="0041dc3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375f7" officeooo:paragraph-rsid="004375f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375f7" officeooo:paragraph-rsid="005b9b7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f8ddb" officeooo:paragraph-rsid="004f8ddb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4496" officeooo:paragraph-rsid="0050449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c8b9" officeooo:paragraph-rsid="0050c8b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c8b9" officeooo:paragraph-rsid="005219b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219b4" officeooo:paragraph-rsid="005219b4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27197" officeooo:paragraph-rsid="0062719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007b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0a4b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30c5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767a31" officeooo:paragraph-rsid="00767a3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7af96b" officeooo:paragraph-rsid="007af96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848fda" officeooo:paragraph-rsid="00848fd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8548cc" officeooo:paragraph-rsid="008548c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fo:font-style="normal" style:text-underline-style="solid" style:text-underline-width="auto" style:text-underline-color="font-color" fo:font-weight="normal" officeooo:rsid="00380111" officeooo:paragraph-rsid="0038011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fo:font-style="normal" style:text-underline-style="solid" style:text-underline-width="auto" style:text-underline-color="font-color" fo:font-weight="normal" officeooo:rsid="00767a31" officeooo:paragraph-rsid="00767a3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072" style:font-weight-asian="bold" style:font-weight-complex="bold"/>
    </style:style>
    <style:style style:name="T3" style:family="text">
      <style:text-properties fo:font-weight="bold" officeooo:rsid="001a048d" style:font-weight-asian="bold" style:font-weight-complex="bold"/>
    </style:style>
    <style:style style:name="T4" style:family="text">
      <style:text-properties fo:font-weight="bold" officeooo:rsid="000892e8" style:font-weight-asian="bold" style:font-weight-complex="bold"/>
    </style:style>
    <style:style style:name="T5" style:family="text">
      <style:text-properties fo:font-weight="bold" officeooo:rsid="0020a318" style:font-weight-asian="bold" style:font-weight-complex="bold"/>
    </style:style>
    <style:style style:name="T6" style:family="text">
      <style:text-properties fo:font-weight="bold" officeooo:rsid="004e5117" style:font-weight-asian="bold" style:font-weight-complex="bold"/>
    </style:style>
    <style:style style:name="T7" style:family="text">
      <style:text-properties fo:font-weight="bold" officeooo:rsid="004f8ddb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08695" style:font-style-asian="italic" style:font-style-complex="italic"/>
    </style:style>
    <style:style style:name="T10" style:family="text">
      <style:text-properties fo:font-style="italic" officeooo:rsid="002c6fcc" style:font-style-asian="italic" style:font-style-complex="italic"/>
    </style:style>
    <style:style style:name="T11" style:family="text">
      <style:text-properties fo:font-style="italic" officeooo:rsid="002eb714" style:font-style-asian="italic" style:font-style-complex="italic"/>
    </style:style>
    <style:style style:name="T12" style:family="text">
      <style:text-properties fo:font-style="italic" officeooo:rsid="003f0627" style:font-style-asian="italic" style:font-style-complex="italic"/>
    </style:style>
    <style:style style:name="T13" style:family="text">
      <style:text-properties fo:font-style="italic" officeooo:rsid="00451c1b" style:font-style-asian="italic" style:font-style-complex="italic"/>
    </style:style>
    <style:style style:name="T14" style:family="text">
      <style:text-properties fo:font-style="italic" officeooo:rsid="0048f965" style:font-style-asian="italic" style:font-style-complex="italic"/>
    </style:style>
    <style:style style:name="T15" style:family="text">
      <style:text-properties fo:font-style="italic" officeooo:rsid="004a0d20" style:font-style-asian="italic" style:font-style-complex="italic"/>
    </style:style>
    <style:style style:name="T16" style:family="text">
      <style:text-properties fo:font-style="italic" officeooo:rsid="004c3267" style:font-style-asian="italic" style:font-style-complex="italic"/>
    </style:style>
    <style:style style:name="T17" style:family="text">
      <style:text-properties fo:font-style="italic" officeooo:rsid="0050c8b9" style:font-style-asian="italic" style:font-style-complex="italic"/>
    </style:style>
    <style:style style:name="T18" style:family="text">
      <style:text-properties fo:font-style="italic" officeooo:rsid="0053b7c4" style:font-style-asian="italic" style:font-style-complex="italic"/>
    </style:style>
    <style:style style:name="T19" style:family="text">
      <style:text-properties fo:font-style="italic" officeooo:rsid="005f2ed2" style:font-style-asian="italic" style:font-style-complex="italic"/>
    </style:style>
    <style:style style:name="T20" style:family="text">
      <style:text-properties fo:font-style="italic" officeooo:rsid="006058c3" style:font-style-asian="italic" style:font-style-complex="italic"/>
    </style:style>
    <style:style style:name="T21" style:family="text">
      <style:text-properties fo:font-style="italic" officeooo:rsid="006a1cd9" style:font-style-asian="italic" style:font-style-complex="italic"/>
    </style:style>
    <style:style style:name="T22" style:family="text">
      <style:text-properties fo:font-style="italic" officeooo:rsid="00730c5c" style:font-style-asian="italic" style:font-style-complex="italic"/>
    </style:style>
    <style:style style:name="T23" style:family="text">
      <style:text-properties fo:font-style="italic" officeooo:rsid="007470a7" style:font-style-asian="italic" style:font-style-complex="italic"/>
    </style:style>
    <style:style style:name="T24" style:family="text">
      <style:text-properties fo:font-style="italic" officeooo:rsid="0076e804" style:font-style-asian="italic" style:font-style-complex="italic"/>
    </style:style>
    <style:style style:name="T25" style:family="text">
      <style:text-properties fo:font-style="italic" officeooo:rsid="007fb365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077072"/>
    </style:style>
    <style:style style:name="T30" style:family="text">
      <style:text-properties officeooo:rsid="000892e8"/>
    </style:style>
    <style:style style:name="T31" style:family="text">
      <style:text-properties officeooo:rsid="000af766"/>
    </style:style>
    <style:style style:name="T32" style:family="text">
      <style:text-properties officeooo:rsid="001a048d"/>
    </style:style>
    <style:style style:name="T33" style:family="text">
      <style:text-properties officeooo:rsid="00208695"/>
    </style:style>
    <style:style style:name="T34" style:family="text">
      <style:text-properties officeooo:rsid="00226dcb"/>
    </style:style>
    <style:style style:name="T35" style:family="text">
      <style:text-properties officeooo:rsid="0023c438"/>
    </style:style>
    <style:style style:name="T36" style:family="text">
      <style:text-properties officeooo:rsid="002775f9"/>
    </style:style>
    <style:style style:name="T37" style:family="text">
      <style:text-properties officeooo:rsid="002a231e"/>
    </style:style>
    <style:style style:name="T38" style:family="text">
      <style:text-properties officeooo:rsid="002eb714"/>
    </style:style>
    <style:style style:name="T39" style:family="text">
      <style:text-properties officeooo:rsid="003528b5"/>
    </style:style>
    <style:style style:name="T40" style:family="text">
      <style:text-properties officeooo:rsid="00392a92"/>
    </style:style>
    <style:style style:name="T41" style:family="text">
      <style:text-properties officeooo:rsid="003acdb7"/>
    </style:style>
    <style:style style:name="T42" style:family="text">
      <style:text-properties officeooo:rsid="003eb60c"/>
    </style:style>
    <style:style style:name="T43" style:family="text">
      <style:text-properties officeooo:rsid="0044fbfa"/>
    </style:style>
    <style:style style:name="T44" style:family="text">
      <style:text-properties officeooo:rsid="00451c1b"/>
    </style:style>
    <style:style style:name="T45" style:family="text">
      <style:text-properties officeooo:rsid="0047ee7d"/>
    </style:style>
    <style:style style:name="T46" style:family="text">
      <style:text-properties officeooo:rsid="004a0d20"/>
    </style:style>
    <style:style style:name="T47" style:family="text">
      <style:text-properties officeooo:rsid="004e5117"/>
    </style:style>
    <style:style style:name="T48" style:family="text">
      <style:text-properties officeooo:rsid="00504496"/>
    </style:style>
    <style:style style:name="T49" style:family="text">
      <style:text-properties officeooo:rsid="006058c3"/>
    </style:style>
    <style:style style:name="T50" style:family="text">
      <style:text-properties officeooo:rsid="0068c08b"/>
    </style:style>
    <style:style style:name="T51" style:family="text">
      <style:text-properties officeooo:rsid="006bc6c9"/>
    </style:style>
    <style:style style:name="T52" style:family="text">
      <style:text-properties officeooo:rsid="006cb47e"/>
    </style:style>
    <style:style style:name="T53" style:family="text">
      <style:text-properties officeooo:rsid="006e9172"/>
    </style:style>
    <style:style style:name="T54" style:family="text">
      <style:text-properties officeooo:rsid="007007b2"/>
    </style:style>
    <style:style style:name="T55" style:family="text">
      <style:text-properties officeooo:rsid="0070a4b9"/>
    </style:style>
    <style:style style:name="T56" style:family="text">
      <style:text-properties officeooo:rsid="00723f92"/>
    </style:style>
    <style:style style:name="T57" style:family="text">
      <style:text-properties officeooo:rsid="0074f87d"/>
    </style:style>
    <style:style style:name="T58" style:family="text">
      <style:text-properties officeooo:rsid="007767d4"/>
    </style:style>
    <style:style style:name="T59" style:family="text">
      <style:text-properties officeooo:rsid="0078e5b1"/>
    </style:style>
    <style:style style:name="T60" style:family="text">
      <style:text-properties officeooo:rsid="007af96b"/>
    </style:style>
    <style:style style:name="T61" style:family="text">
      <style:text-properties officeooo:rsid="007c4565"/>
    </style:style>
    <style:style style:name="T62" style:family="text">
      <style:text-properties officeooo:rsid="007d29f8"/>
    </style:style>
    <style:style style:name="T63" style:family="text">
      <style:text-properties officeooo:rsid="007f0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4/18</text:p>
      <text:p text:style-name="P1"/>
      <text:p text:style-name="P2">first exam</text:p>
      <text:p text:style-name="P3">- During lab period on <text:span text:style-name="T1">mon 2/26</text:span></text:p>
      <text:p text:style-name="P4">- 50 mins: (1-1:50) &amp; (2-2:50)</text:p>
      <text:p text:style-name="P5"/>
      <text:p text:style-name="P6">- <text:span text:style-name="T1">*args</text:span>:<text:span text:style-name="T1"> </text:span><text:span text:style-name="T8">positional arguments</text:span></text:p>
      <text:p text:style-name="P6"><text:span text:style-name="T8">- </text:span><text:span text:style-name="T26">**</text:span><text:span text:style-name="T28">kwargs</text:span><text:span text:style-name="T27">:</text:span><text:span text:style-name="T28"> </text:span><text:span text:style-name="T27">keyword arguments</text:span></text:p>
      <text:p text:style-name="P7">- <text:span text:style-name="T2">help() </text:span><text:span text:style-name="T29">: gives information on a function that’s passed to it</text:span></text:p>
      <text:p text:style-name="P7"/>
      <text:p text:style-name="P8">&gt;<text:line-break/><text:tab/>def add_1(num):</text:p>
      <text:p text:style-name="P8"><text:tab/>”””</text:p>
      <text:p text:style-name="P8"><text:tab/><text:span text:style-name="T8">This function takes an argument and adds 1</text:span></text:p>
      <text:p text:style-name="P8"><text:tab/>”””</text:p>
      <text:p text:style-name="P8"><text:tab/>return num +1</text:p>
      <text:p text:style-name="P8">&lt;</text:p>
      <text:p text:style-name="P8">&gt;</text:p>
      <text:p text:style-name="P8"><text:tab/>help(add_1)</text:p>
      <text:p text:style-name="P8"/>
      <text:p text:style-name="P8"><text:tab/>//<text:span text:style-name="T8">Output: </text:span></text:p>
      <text:p text:style-name="P8"><text:span text:style-name="T8"><text:tab/>add_1(num)</text:span></text:p>
      <text:p text:style-name="P8"><text:span text:style-name="T8"><text:tab/>This function takes an argument and adds 1</text:span></text:p>
      <text:p text:style-name="P8"><text:span text:style-name="T8">&lt;</text:span></text:p>
      <text:p text:style-name="P8"><text:span text:style-name="T8"/></text:p>
      <text:p text:style-name="P8"><text:span text:style-name="T8">- </text:span><text:span text:style-name="T30">Passing a function as an argument for another function</text:span></text:p>
      <text:p text:style-name="P8">* “<text:span text:style-name="T4">lambda</text:span><text:span text:style-name="T30">” function (?) //</text:span><text:span text:style-name="T24">Needs further study</text:span></text:p>
      <text:p text:style-name="P8">* <text:span text:style-name="T4">anonymous</text:span><text:span text:style-name="T30"> function</text:span></text:p>
      <text:p text:style-name="P8"/>
      <text:p text:style-name="P9">&gt;</text:p>
      <text:p text:style-name="P9"><text:tab/>def perform_it(aList,theFunc):</text:p>
      <text:p text:style-name="P9"><text:tab/><text:tab/><text:span text:style-name="T31">out_list = []</text:span></text:p>
      <text:p text:style-name="P9"><text:tab/><text:tab/><text:span text:style-name="T31">for i in aList:</text:span></text:p>
      <text:p text:style-name="P9"><text:tab/><text:tab/><text:tab/><text:span text:style-name="T31">out_list.append(theFunc(i))</text:span></text:p>
      <text:p text:style-name="P9"><text:tab/><text:tab/><text:span text:style-name="T31">return out_list</text:span></text:p>
      <text:p text:style-name="P9"/>
      <text:p text:style-name="P9"><text:tab/><text:span text:style-name="T31">def double(i):</text:span></text:p>
      <text:p text:style-name="P9"><text:tab/><text:tab/><text:span text:style-name="T31">return i * 2</text:span></text:p>
      <text:p text:style-name="P10">&lt;</text:p>
      <text:p text:style-name="P10">&gt;</text:p>
      <text:p text:style-name="P10"><text:tab/>perform_it([1,2,3],double)</text:p>
      <text:p text:style-name="P10"/>
      <text:p text:style-name="P10"><text:tab/>//<text:span text:style-name="T8">Output: [2,4,6]</text:span></text:p>
      <text:p text:style-name="P11"><text:span text:style-name="T8">&lt;</text:span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2"><text:soft-page-break/><text:span text:style-name="T8">&gt;<text:line-break/><text:tab/></text:span>perform_it([1,2,3], lambda x : 3*x)</text:p>
      <text:p text:style-name="P12"/>
      <text:p text:style-name="P12"><text:tab/>//<text:span text:style-name="T8">Output: [3,6,9]</text:span></text:p>
      <text:p text:style-name="P13"><text:span text:style-name="T8">&lt;</text:span></text:p>
      <text:p text:style-name="P13"><text:span text:style-name="T8"/></text:p>
      <text:p text:style-name="P13"><text:span text:style-name="T8">- </text:span><text:span text:style-name="T3">List comprehensions: </text:span><text:span text:style-name="T32">create <text:s/>list with a self contained set of parameters</text:span></text:p>
      <text:p text:style-name="P14"/>
      <text:p text:style-name="P14"><text:span text:style-name="T53">&gt;&gt;&gt;<text:tab/></text:span>x = [i for i in range(0,5)]<text:tab/>//<text:span text:style-name="T8">Output:<text:tab/>[0,1,2,3,4]</text:span></text:p>
      <text:p text:style-name="P15"><text:span text:style-name="T8"/></text:p>
      <text:p text:style-name="P15"><text:span text:style-name="T8">- </text:span><text:span text:style-name="T34">a function that returns a function</text:span></text:p>
      <text:p text:style-name="P15"><text:span text:style-name="T8">- </text:span><text:span text:style-name="T35">using </text:span><text:span text:style-name="T5">inner function: </text:span></text:p>
      <text:p text:style-name="P17">&gt;</text:p>
      <text:p text:style-name="P18"><text:tab/><text:span text:style-name="T33">#</text:span><text:span text:style-name="T9">str → func</text:span></text:p>
      <text:p text:style-name="P18"><text:line-break/><text:tab/>def knights(quote):</text:p>
      <text:p text:style-name="P17"><text:tab/><text:tab/><text:span text:style-name="T36">def inner(saying):</text:span></text:p>
      <text:p text:style-name="P16"><text:tab/><text:tab/><text:tab/>return “we are the knights who say ” + <text:span text:style-name="T36">saying</text:span></text:p>
      <text:p text:style-name="P16"><text:tab/><text:tab/><text:span text:style-name="T37">return inner(quote)</text:span></text:p>
      <text:p text:style-name="P16">&lt;</text:p>
      <text:p text:style-name="P16"/>
      <text:p text:style-name="P16"><text:span text:style-name="T52">&gt;&gt;&gt;</text:span><text:tab/>knights(‘ni!’<text:span text:style-name="T52">)</text:span><text:tab/>//<text:span text:style-name="T8">Ou</text:span><text:span text:style-name="T10">t</text:span><text:span text:style-name="T8">put: “we are the knights who say ni!”<text:line-break/></text:span></text:p>
      <text:p text:style-name="P16"><text:span text:style-name="T8">- </text:span><text:span text:style-name="T11">inner</text:span><text:span text:style-name="T38"> function can’t be called, nd can be only used through the </text:span><text:span text:style-name="T11">knights </text:span><text:span text:style-name="T38">function</text:span></text:p>
      <text:p text:style-name="P16"/>
      <text:p text:style-name="P19">&gt;</text:p>
      <text:p text:style-name="P19"><text:tab/>def knights_v2():</text:p>
      <text:p text:style-name="P19"><text:tab/><text:tab/>def inner(quote):</text:p>
      <text:p text:style-name="P19"><text:tab/><text:tab/><text:tab/>return “we are the knights who say” + quote</text:p>
      <text:p text:style-name="P19"><text:tab/><text:tab/>return inner</text:p>
      <text:p text:style-name="P19">&lt;</text:p>
      <text:p text:style-name="P19"/>
      <text:p text:style-name="P19"><text:span text:style-name="T51">&gt;&gt;&gt; type(knights(“Ni”)) <text:s/><text:tab/>//</text:span><text:span text:style-name="T20">returns: ‘str’</text:span></text:p>
      <text:p text:style-name="P20"><text:span text:style-name="T51">&gt;&gt;&gt; type(knights_v2) <text:tab/><text:tab/>//</text:span><text:span text:style-name="T20">returns: ‘function’</text:span></text:p>
      <text:p text:style-name="P20"><text:span text:style-name="T51">&gt;&gt;&gt; type(knights_v2()) <text:tab/></text:span><text:span text:style-name="T20"><text:tab/></text:span><text:span text:style-name="T49">//</text:span><text:span text:style-name="T20">returns: ‘function’</text:span></text:p>
      <text:p text:style-name="P20">- <text:span text:style-name="T39">a new function can be assigned anothers functionality</text:span></text:p>
      <text:p text:style-name="P21">&gt;<text:line-break/><text:tab/>new_func = knights_v2()</text:p>
      <text:p text:style-name="P21"><text:tab/>type(new_func)</text:p>
      <text:p text:style-name="P21"><text:tab/></text:p>
      <text:p text:style-name="P21"><text:tab/>//<text:span text:style-name="T8">Output: ‘function’</text:span></text:p>
      <text:p text:style-name="P21"><text:span text:style-name="T8">&lt;</text:span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42"><text:soft-page-break/>Generators</text:p>
      <text:p text:style-name="P42"/>
      <text:p text:style-name="P22">- <text:span text:style-name="T40">create items in a list or tuple on the fly</text:span></text:p>
      <text:p text:style-name="P22">- “<text:span text:style-name="T41">High performance”</text:span></text:p>
      <text:p text:style-name="P22">- “<text:span text:style-name="T41">Memory efficient”</text:span></text:p>
      <text:p text:style-name="P22"/>
      <text:p text:style-name="P23">&gt;</text:p>
      <text:p text:style-name="P23"><text:tab/>num_generator = (x for x in range(0,1000))</text:p>
      <text:p text:style-name="P23"><text:tab/><text:span text:style-name="T42">type(num_generator)</text:span></text:p>
      <text:p text:style-name="P23"/>
      <text:p text:style-name="P23"><text:tab/>//<text:span text:style-name="T12">Output: ‘generator’</text:span></text:p>
      <text:p text:style-name="P24">&lt;</text:p>
      <text:p text:style-name="P25">&gt;</text:p>
      <text:p text:style-name="P25"><text:tab/>for i in <text:span text:style-name="T43">num</text:span>_generator:</text:p>
      <text:p text:style-name="P25"><text:tab/><text:tab/>print(i)</text:p>
      <text:p text:style-name="P25"><text:tab/><text:tab/>if i &lt; 10:</text:p>
      <text:p text:style-name="P25"><text:tab/><text:tab/><text:tab/>break;</text:p>
      <text:p text:style-name="P25"/>
      <text:p text:style-name="P26"><text:tab/>//<text:span text:style-name="T8">Output: 1 2 3 4 5 6 7 8 9 10 11</text:span></text:p>
      <text:p text:style-name="P26"><text:span text:style-name="T8"><text:tab/></text:span>//<text:span text:style-name="T8"> each value was calculated “on the fly”</text:span></text:p>
      <text:p text:style-name="P26"><text:span text:style-name="T8"/></text:p>
      <text:p text:style-name="P26"><text:span text:style-name="T8"><text:tab/></text:span><text:span text:style-name="T44">for i in num_generator:</text:span></text:p>
      <text:p text:style-name="P26"><text:tab/><text:tab/><text:span text:style-name="T44">print(i)</text:span></text:p>
      <text:p text:style-name="P26"><text:tab/><text:tab/><text:span text:style-name="T44">if i &gt; 10:</text:span></text:p>
      <text:p text:style-name="P26"><text:tab/><text:tab/><text:tab/><text:span text:style-name="T44">break;</text:span></text:p>
      <text:p text:style-name="P26"/>
      <text:p text:style-name="P26"><text:tab/>//<text:span text:style-name="T13">Output: 12</text:span></text:p>
      <text:p text:style-name="P26"><text:span text:style-name="T13"><text:tab/></text:span><text:span text:style-name="T44">//</text:span><text:span text:style-name="T13"> The generator remembers where </text:span><text:span text:style-name="T18">it </text:span><text:span text:style-name="T13">left of</text:span><text:span text:style-name="T18">f</text:span></text:p>
      <text:p text:style-name="P26"><text:span text:style-name="T13"/></text:p>
      <text:p text:style-name="P26"><text:span text:style-name="T13"><text:tab/></text:span><text:span text:style-name="T45">for i in num_generator:</text:span></text:p>
      <text:p text:style-name="P26"><text:tab/><text:tab/><text:span text:style-name="T45">print(i)</text:span></text:p>
      <text:p text:style-name="P26"><text:tab/><text:tab/><text:span text:style-name="T45">if i &lt; 20:</text:span></text:p>
      <text:p text:style-name="P26"><text:tab/><text:tab/><text:tab/><text:span text:style-name="T45">break;</text:span></text:p>
      <text:p text:style-name="P26"><text:tab/>//<text:span text:style-name="T14">Output: 12 13 14 15 16 17 18 19 20 21</text:span></text:p>
      <text:p text:style-name="P28"><text:span text:style-name="T8">&lt;</text:span></text:p>
      <text:p text:style-name="P28"><text:span text:style-name="T8"><text:line-break/></text:span><text:span text:style-name="T19">&gt;</text:span><text:span text:style-name="T21">&gt;</text:span><text:span text:style-name="T15">&gt; </text:span><text:span text:style-name="T46">second_gen = (x * x for x in range(0,5)) <text:tab/>//</text:span><text:span text:style-name="T15">returns:</text:span><text:span text:style-name="T46"> </text:span><text:span text:style-name="T16">0 1 4 9 16 25</text:span></text:p>
      <text:p text:style-name="P27"><text:span text:style-name="T16"/></text:p>
      <text:p text:style-name="P27"><text:span text:style-name="T16">- </text:span><text:span text:style-name="T6">y</text:span><text:span text:style-name="T7">ie</text:span><text:span text:style-name="T6">ld </text:span><text:span text:style-name="T47">keyword will give the next value generated</text:span></text:p>
      <text:p text:style-name="P27"/>
      <text:p text:style-name="P29">&gt;<text:line-break/><text:tab/>def create_gen():</text:p>
      <text:p text:style-name="P29"><text:tab/><text:tab/>aList = range[0,15]</text:p>
      <text:p text:style-name="P29"><text:tab/><text:tab/>for i in aList:</text:p>
      <text:p text:style-name="P29"><text:tab/><text:tab/><text:tab/>yield <text:span text:style-name="T48">i * 17</text:span></text:p>
      <text:p text:style-name="P29"/>
      <text:p text:style-name="P29"><text:tab/>// <text:span text:style-name="T17">when assigned to a variable, this funtion will return a generator</text:span></text:p>
      <text:p text:style-name="P30">&lt;</text:p>
      <text:p text:style-name="P30"><text:soft-page-break/></text:p>
      <text:p text:style-name="P32">&gt; </text:p>
      <text:p text:style-name="P32"><text:tab/>my_gen = create_gen()</text:p>
      <text:p text:style-name="P31"><text:tab/>type(my_gen) <text:tab/><text:tab/> //<text:span text:style-name="T8">Output: </text:span>‘<text:span text:style-name="T8">generator’ </text:span></text:p>
      <text:p text:style-name="P31"><text:tab/>type(create_gen)<text:tab/><text:tab/> //<text:span text:style-name="T8">Output: </text:span>‘<text:span text:style-name="T8">function</text:span>’</text:p>
      <text:p text:style-name="P33">&lt;</text:p>
      <text:p text:style-name="P31"/>
      <text:p text:style-name="P31">- <text:span text:style-name="T58">Geting pseudo random numbers</text:span></text:p>
      <text:p text:style-name="P31"/>
      <text:p text:style-name="P34">&gt;<text:span text:style-name="T50">&gt;</text:span>&gt;import random</text:p>
      <text:p text:style-name="P34">&gt;<text:span text:style-name="T50">&gt;</text:span>&gt;random.randint(0,100)</text:p>
      <text:p text:style-name="P34"/>
      <text:p text:style-name="P35">&gt;</text:p>
      <text:p text:style-name="P35"><text:tab/><text:span text:style-name="T54">def rand_gen_creator():</text:span></text:p>
      <text:p text:style-name="P35"><text:tab/><text:tab/><text:span text:style-name="T54">for i in range(0,100)</text:span></text:p>
      <text:p text:style-name="P36"><text:tab/><text:tab/><text:tab/><text:span text:style-name="T54">yield random.randint(0,1000)</text:span></text:p>
      <text:p text:style-name="P36"/>
      <text:p text:style-name="P36"><text:tab/><text:span text:style-name="T55">my_rand_gen = rand_gen_creator()</text:span></text:p>
      <text:p text:style-name="P36"/>
      <text:p text:style-name="P36"><text:tab/><text:span text:style-name="T55">for i in my_rand_gen:</text:span></text:p>
      <text:p text:style-name="P37"><text:tab/><text:tab/><text:span text:style-name="T55">print(i,end=’ ‘)</text:span></text:p>
      <text:p text:style-name="P37"/>
      <text:p text:style-name="P37"><text:tab/>//<text:span text:style-name="T22">Output: a list of random integers </text:span><text:span text:style-name="T23">(obviously)</text:span><text:line-break/><text:span text:style-name="T56">&lt;</text:span></text:p>
      <text:p text:style-name="P37"/>
      <text:p text:style-name="P37">- <text:span text:style-name="T57">put a comprehension in to a tuple for a quik way to make a generator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Decorators</text:p>
      <text:p text:style-name="P43"/>
      <text:p text:style-name="P38">- “<text:span text:style-name="T59">kind of like a deugger” (?)</text:span></text:p>
      <text:p text:style-name="P38">- <text:span text:style-name="T59">Take a function as input</text:span></text:p>
      <text:p text:style-name="P38">- <text:span text:style-name="T59">returns a “decorated” version of that function as output</text:span></text:p>
      <text:p text:style-name="P38">- <text:span text:style-name="T60">for example, a function could be returned with html tags</text:span></text:p>
      <text:p text:style-name="P38">- <text:span text:style-name="T61">an inner function decorates input</text:span></text:p>
      <text:p text:style-name="P38"/>
      <text:p text:style-name="P39">&gt;</text:p>
      <text:p text:style-name="P39"><text:tab/>def get_text(name):</text:p>
      <text:p text:style-name="P39"><text:tab/><text:tab/>return “My name is “ + name</text:p>
      <text:p text:style-name="P39"/>
      <text:p text:style-name="P39"><text:tab/><text:span text:style-name="T62">def bold_html(func):</text:span></text:p>
      <text:p text:style-name="P39"><text:tab/><text:tab/><text:span text:style-name="T62">def func_with_html(name):</text:span></text:p>
      <text:p text:style-name="P39"><text:tab/><text:tab/><text:tab/><text:span text:style-name="T62">return “&lt;b&gt;” + func(name) + “&lt;/b&gt;”</text:span></text:p>
      <text:p text:style-name="P39"><text:tab/><text:tab/><text:span text:style-name="T63">return func_with_html</text:span></text:p>
      <text:p text:style-name="P39">&lt;</text:p>
      <text:p text:style-name="P39"/>
      <text:p text:style-name="P40">&gt;&gt;&gt;<text:tab/>type(bold_html(get_text))<text:tab/>//<text:span text:style-name="T8">returns: ‘function’</text:span></text:p>
      <text:p text:style-name="P40"><text:span text:style-name="T8"/></text:p>
      <text:p text:style-name="P41"><text:span text:style-name="T8">&gt;&gt;&gt; </text:span>get_text_and_bold = bold_html(get_text)</text:p>
      <text:p text:style-name="P41">&gt;&gt;&gt; get_text_and_bold(‘John’)<text:tab/>//<text:span text:style-name="T8">returns: </text:span><text:span text:style-name="T25">&lt;b&gt; Hello my name is John &lt;/b&gt;</text:span></text:p>
      <text:p text:style-name="P41"><text:span text:style-name="T25"/></text:p>
      <text:p text:style-name="P41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00:10.600341435</meta:creation-date>
    <dc:date>2018-02-14T14:42:14.865985232</dc:date>
    <meta:editing-duration>PT1H30M56S</meta:editing-duration>
    <meta:editing-cycles>116</meta:editing-cycles>
    <meta:generator>LibreOffice/5.4.4.2$Linux_X86_64 LibreOffice_project/40m0$Build-2</meta:generator>
    <meta:document-statistic meta:table-count="0" meta:image-count="0" meta:object-count="0" meta:page-count="5" meta:paragraph-count="136" meta:word-count="544" meta:character-count="3307" meta:non-whitespace-character-count="2765"/>
  </office:meta>
</office:document-meta>
</file>